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0611" officeooo:paragraph-rsid="001f0611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f0611" officeooo:paragraph-rsid="001f0611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f0611" officeooo:paragraph-rsid="001f0611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officeooo:rsid="001f0611" officeooo:paragraph-rsid="001f0611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f0611" officeooo:paragraph-rsid="001f061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f0611" officeooo:paragraph-rsid="001f0611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1f0611" officeooo:paragraph-rsid="001f0611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1f0611" officeooo:paragraph-rsid="001f0611" style:font-size-asian="13.1000003814697pt" style:font-weight-asian="normal" style:font-size-complex="1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Federal da Bahia</text:p>
      <text:p text:style-name="P4"/>
      <text:p text:style-name="P4">Sistemas de Informações</text:p>
      <text:p text:style-name="P4"/>
      <text:p text:style-name="P4">Estrutura de Dados</text:p>
      <text:p text:style-name="P4"/>
      <text:p text:style-name="P4">Trabalho Jogo Asteróides</text:p>
      <text:p text:style-name="P4"/>
      <text:p text:style-name="P5">Matheus Hofste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latório Técnic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Resumo</text:p>
      <text:p text:style-name="P6"/>
      <text:p text:style-name="P6"/>
      <text:p text:style-name="P6"/>
      <text:p text:style-name="P8">O código conjunto à esse documento representa o trabalho de estrutura de dados, no qual o objetivo era fazer uma versão do jogo Asteroids.</text:p>
      <text:p text:style-name="P8"/>
      <text:p text:style-name="P8">A estrutura escolhida foi uma QuadTree.</text:p>
      <text:p text:style-name="P8">Os casos de colisão foram feitos com os seguintes parâmentros:</text:p>
      <text:p text:style-name="P8"><text:tab/><text:tab/>Caso 1: entre 0 e 30 - quase frente, se juntam, soma as direções iniciais, media da velocidade;</text:p>
      <text:p text:style-name="P8"><text:s text:c="20"/>Caso 2: entre 31 e 150 - fragmenta em 2, direções opostas;</text:p>
      <text:p text:style-name="P8"><text:s text:c="20"/>Caso 2: entre 151 e 180 - os dois desaparecem;</text:p>
      <text:p text:style-name="P8"/>
      <text:p text:style-name="P8">As seguintes estruturas de apoio foram criadas:</text:p>
      <text:p text:style-name="P8"/>
      <text:p text:style-name="P8">Asteroide (asteroid.c e asteroid.h)</text:p>
      <text:p text:style-name="P8">Circle (circle.c e circle.h)</text:p>
      <text:p text:style-name="P8">QuadTree (quadtree.c e quadtree.h)</text:p>
      <text:p text:style-name="P8">Rectangle (rectangle.c e rectangle.h)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nstruções de us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00:37:52.057696944</meta:creation-date>
    <dc:date>2018-07-31T00:48:50.572719999</dc:date>
    <meta:editing-duration>PT18S</meta:editing-duration>
    <meta:editing-cycles>1</meta:editing-cycles>
    <meta:document-statistic meta:table-count="0" meta:image-count="0" meta:object-count="0" meta:page-count="3" meta:paragraph-count="19" meta:word-count="124" meta:character-count="811" meta:non-whitespace-character-count="664"/>
    <meta:generator>LibreOffice/6.0.3.2$Linux_X86_64 LibreOffice_project/00m0$Build-2</meta:generator>
  </office:meta>
</office:document-meta>
</file>